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2b25d" officeooo:paragraph-rsid="0002b25d"/>
    </style:style>
    <style:style style:name="P3" style:family="paragraph" style:parent-style-name="Standard">
      <style:paragraph-properties fo:text-align="start" style:justify-single-word="false"/>
      <style:text-properties fo:font-weight="bold" officeooo:rsid="0002b25d" officeooo:paragraph-rsid="0002b25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officeooo:rsid="000455b0" officeooo:paragraph-rsid="000455b0" style:font-weight-asian="bold" style:font-weight-complex="bold"/>
    </style:style>
    <style:style style:name="P6" style:family="paragraph" style:parent-style-name="Standard">
      <style:paragraph-properties fo:text-align="start" style:justify-single-word="false"/>
      <style:text-properties fo:font-weight="bold" officeooo:rsid="000baa58" officeooo:paragraph-rsid="000baa58" style:font-weight-asian="bold" style:font-weight-complex="bold"/>
    </style:style>
    <style:style style:name="P7" style:family="paragraph" style:parent-style-name="Standard">
      <style:paragraph-properties fo:text-align="start" style:justify-single-word="false"/>
      <style:text-properties fo:font-weight="bold" officeooo:rsid="000d9fc1" officeooo:paragraph-rsid="000d9fc1" style:font-weight-asian="bold" style:font-weight-complex="bold"/>
    </style:style>
    <style:style style:name="P8" style:family="paragraph" style:parent-style-name="Standard">
      <style:paragraph-properties fo:text-align="start" style:justify-single-word="false"/>
      <style:text-properties officeooo:rsid="00042469" officeooo:paragraph-rsid="00042469"/>
    </style:style>
    <style:style style:name="P9" style:family="paragraph" style:parent-style-name="Standard">
      <style:paragraph-properties fo:text-align="start" style:justify-single-word="false"/>
      <style:text-properties fo:font-weight="normal" officeooo:rsid="00101ab5" officeooo:paragraph-rsid="00101ab5" style:font-weight-asian="normal" style:font-weight-complex="normal"/>
    </style:style>
    <style:style style:name="P10" style:family="paragraph" style:parent-style-name="Standard">
      <style:paragraph-properties fo:text-align="start" style:justify-single-word="false"/>
      <style:text-properties fo:font-style="italic" fo:font-weight="normal" officeooo:rsid="0006fd2e" officeooo:paragraph-rsid="0006fd2e"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0baa58" officeooo:paragraph-rsid="000baa58"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bold" officeooo:rsid="0007f7d8" officeooo:paragraph-rsid="0007f7d8"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officeooo:rsid="00095d95" officeooo:paragraph-rsid="00095d95"/>
    </style:style>
    <style:style style:name="P14" style:family="paragraph" style:parent-style-name="Standard" style:list-style-name="L1">
      <style:paragraph-properties fo:text-align="start" style:justify-single-word="false"/>
      <style:text-properties officeooo:rsid="0002b25d" officeooo:paragraph-rsid="0002b25d"/>
    </style:style>
    <style:style style:name="P15" style:family="paragraph" style:parent-style-name="Standard" style:list-style-name="L2">
      <style:paragraph-properties fo:text-align="start" style:justify-single-word="false"/>
      <style:text-properties officeooo:rsid="0002b25d" officeooo:paragraph-rsid="0002b25d"/>
    </style:style>
    <style:style style:name="P16" style:family="paragraph" style:parent-style-name="Standard" style:list-style-name="L7">
      <style:paragraph-properties fo:text-align="start" style:justify-single-word="false"/>
      <style:text-properties officeooo:paragraph-rsid="0007f7d8"/>
    </style:style>
    <style:style style:name="P17" style:family="paragraph" style:parent-style-name="Standard" style:list-style-name="L3">
      <style:paragraph-properties fo:text-align="start" style:justify-single-word="false"/>
      <style:text-properties fo:font-style="italic" fo:font-weight="normal" officeooo:rsid="000455b0" officeooo:paragraph-rsid="000455b0" style:font-style-asian="italic" style:font-weight-asian="normal" style:font-style-complex="italic" style:font-weight-complex="normal"/>
    </style:style>
    <style:style style:name="P18" style:family="paragraph" style:parent-style-name="Standard" style:list-style-name="L3">
      <style:paragraph-properties fo:text-align="start" style:justify-single-word="false"/>
      <style:text-properties fo:font-style="italic" fo:font-weight="normal" officeooo:rsid="00051947" officeooo:paragraph-rsid="00051947" style:font-style-asian="italic" style:font-weight-asian="normal" style:font-style-complex="italic" style:font-weight-complex="normal"/>
    </style:style>
    <style:style style:name="P19" style:family="paragraph" style:parent-style-name="Standard" style:list-style-name="L6">
      <style:paragraph-properties fo:text-align="start" style:justify-single-word="false"/>
      <style:text-properties fo:font-style="italic" fo:font-weight="normal" officeooo:rsid="0006fd2e" officeooo:paragraph-rsid="0006fd2e" style:font-style-asian="italic" style:font-weight-asian="normal" style:font-style-complex="italic" style:font-weight-complex="normal"/>
    </style:style>
    <style:style style:name="P20" style:family="paragraph" style:parent-style-name="Standard" style:list-style-name="L4">
      <style:paragraph-properties fo:text-align="start" style:justify-single-word="false"/>
      <style:text-properties fo:font-style="normal" fo:font-weight="normal" officeooo:rsid="000455b0" officeooo:paragraph-rsid="000455b0" style:font-style-asian="normal" style:font-weight-asian="normal" style:font-style-complex="normal" style:font-weight-complex="normal"/>
    </style:style>
    <style:style style:name="P21" style:family="paragraph" style:parent-style-name="Standard" style:list-style-name="L5">
      <style:paragraph-properties fo:text-align="start" style:justify-single-word="false"/>
      <style:text-properties fo:font-style="normal" fo:font-weight="normal" officeooo:rsid="000455b0" officeooo:paragraph-rsid="000455b0" style:font-style-asian="normal" style:font-weight-asian="normal" style:font-style-complex="normal" style:font-weight-complex="normal"/>
    </style:style>
    <style:style style:name="P22" style:family="paragraph" style:parent-style-name="Standard" style:list-style-name="L6">
      <style:paragraph-properties fo:text-align="start" style:justify-single-word="false"/>
      <style:text-properties fo:font-style="normal" fo:font-weight="normal" officeooo:rsid="0006fd2e" officeooo:paragraph-rsid="0006fd2e" style:font-style-asian="normal" style:font-weight-asian="normal" style:font-style-complex="normal" style:font-weight-complex="normal"/>
    </style:style>
    <style:style style:name="P23" style:family="paragraph" style:parent-style-name="Standard" style:list-style-name="L8">
      <style:paragraph-properties fo:text-align="start" style:justify-single-word="false"/>
      <style:text-properties officeooo:rsid="00095d95" officeooo:paragraph-rsid="00095d95"/>
    </style:style>
    <style:style style:name="P24" style:family="paragraph" style:parent-style-name="Standard" style:list-style-name="L8">
      <style:paragraph-properties fo:text-align="start" style:justify-single-word="false"/>
      <style:text-properties officeooo:rsid="00095d95" officeooo:paragraph-rsid="000d9fc1"/>
    </style:style>
    <style:style style:name="T1" style:family="text">
      <style:text-properties officeooo:rsid="00042469"/>
    </style:style>
    <style:style style:name="T2" style:family="text">
      <style:text-properties fo:font-weight="bold" style:font-weight-asian="bold" style:font-weight-complex="bold"/>
    </style:style>
    <style:style style:name="T3" style:family="text">
      <style:text-properties officeooo:rsid="0006fd2e"/>
    </style:style>
    <style:style style:name="T4" style:family="text">
      <style:text-properties fo:font-style="normal" style:font-style-asian="normal" style:font-style-complex="normal"/>
    </style:style>
    <style:style style:name="T5" style:family="text">
      <style:text-properties officeooo:rsid="0007f7d8"/>
    </style:style>
    <style:style style:name="T6" style:family="text">
      <style:text-properties fo:font-style="italic" fo:font-weight="normal" officeooo:rsid="0007f7d8" style:font-style-asian="italic" style:font-weight-asian="normal" style:font-style-complex="italic" style:font-weight-complex="normal"/>
    </style:style>
    <style:style style:name="T7" style:family="text">
      <style:text-properties fo:font-style="italic" fo:font-weight="normal" officeooo:rsid="00095d95" style:font-style-asian="italic" style:font-weight-asian="normal" style:font-style-complex="italic" style:font-weight-complex="normal"/>
    </style:style>
    <style:style style:name="T8" style:family="text">
      <style:text-properties officeooo:rsid="000d9fc1"/>
    </style:style>
    <style:style style:name="T9" style:family="text">
      <style:text-properties fo:font-weight="normal" officeooo:rsid="0012c66e" style:font-weight-asian="normal" style:font-weight-complex="normal"/>
    </style:style>
    <style:style style:name="T10" style:family="text">
      <style:text-properties fo:font-weight="normal" officeooo:rsid="0014664a" style:font-weight-asian="normal" style:font-weight-complex="normal"/>
    </style:style>
    <style:style style:name="T11" style:family="text">
      <style:text-properties fo:font-weight="normal" officeooo:rsid="00155d66" style:font-weight-asian="normal" style:font-weight-complex="normal"/>
    </style:style>
    <style:style style:name="T12" style:family="text">
      <style:text-properties fo:font-weight="normal" officeooo:rsid="0015d1fe" style:font-weight-asian="normal" style:font-weight-complex="normal"/>
    </style:style>
    <style:style style:name="T13" style:family="text">
      <style:text-properties fo:font-weight="normal" officeooo:rsid="0017264d" style:font-weight-asian="normal" style:font-weight-complex="normal"/>
    </style:style>
    <style:style style:name="T14" style:family="text">
      <style:text-properties fo:font-weight="normal" officeooo:rsid="0018c337" style:font-weight-asian="normal" style:font-weight-complex="normal"/>
    </style:style>
    <style:style style:name="T15" style:family="text">
      <style:text-properties fo:font-weight="normal" officeooo:rsid="001a14f4" style:font-weight-asian="normal" style:font-weight-complex="normal"/>
    </style:style>
    <style:style style:name="T16" style:family="text">
      <style:text-properties fo:font-weight="normal" officeooo:rsid="001bb23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tness Dependent Optimizer: Inspired by the</text:p>
      <text:p text:style-name="P4">Bee Swarming Reproductive Process</text:p>
      <text:p text:style-name="P1"/>
      <text:p text:style-name="P3">Author Names: </text:p>
      <text:p text:style-name="P1"/>
      <text:p text:style-name="P2">1. <text:a xlink:type="simple" xlink:href="https://orcid.org/0000-0002-0122-8432" text:style-name="Internet_20_link" text:visited-style-name="Visited_20_Internet_20_Link">JAZA MAHMOOD ABDULLAH</text:a></text:p>
      <text:list xml:id="list2207647931" text:style-name="L1">
        <text:list-item>
          <text:p text:style-name="P14"><text:span text:style-name="T1">Information </text:span>Technology Department, College of Commerce, University of Sulaimani, Sulaymaniyah, Iraq</text:p>
        </text:list-item>
      </text:list>
      <text:p text:style-name="P2">2. <text:a xlink:type="simple" xlink:href="https://orcid.org/0000-0002-8661-258X" text:style-name="Internet_20_link" text:visited-style-name="Visited_20_Internet_20_Link">TARIK AHMED RASHID</text:a></text:p>
      <text:list xml:id="list3333826088" text:style-name="L2">
        <text:list-item>
          <text:p text:style-name="P15">Computer Science and Engineering, University of Kurdistan Hewler (UKH), Erbil, KRG, Iraq</text:p>
        </text:list-item>
      </text:list>
      <text:p text:style-name="P1"/>
      <text:p text:style-name="P2"><text:span text:style-name="Strong_20_Emphasis">Published in: </text:span><text:a xlink:type="simple" xlink:href="https://ieeexplore.ieee.org/xpl/RecentIssue.jsp?punumber=6287639" text:style-name="Internet_20_link" text:visited-style-name="Visited_20_Internet_20_Link">IEEE Access</text:a> ( Volume: 7 ) </text:p>
      <text:p text:style-name="P2"><text:span text:style-name="Strong_20_Emphasis">Date of Publication:</text:span> 22 March 2019</text:p>
      <text:p text:style-name="P2"><text:span text:style-name="T2">Publisher:</text:span> IEEE </text:p>
      <text:p text:style-name="P2"><text:span text:style-name="Strong_20_Emphasis">Electronic ISSN:</text:span> 2169-3536</text:p>
      <text:p text:style-name="P2"><text:span text:style-name="Strong_20_Emphasis">DOI: </text:span><text:a xlink:type="simple" xlink:href="https://doi.org/10.1109/ACCESS.2019.2907012" office:target-frame-name="_blank" xlink:show="new" text:style-name="Internet_20_link" text:visited-style-name="Visited_20_Internet_20_Link">10.1109/ACCESS.2019.2907012</text:a> </text:p>
      <text:p text:style-name="P8"><text:span text:style-name="T2">Link:</text:span> <text:a xlink:type="simple" xlink:href="https://ieeexplore.ieee.org/document/8672851" text:style-name="Internet_20_link" text:visited-style-name="Visited_20_Internet_20_Link">https://ieeexplore.ieee.org/document/8672851</text:a></text:p>
      <text:p text:style-name="P2"/>
      <text:p text:style-name="P5">Mini-Project Members:</text:p>
      <text:list xml:id="list4104025832" text:style-name="L3">
        <text:list-item>
          <text:p text:style-name="P17">Preethi T (121015078)</text:p>
        </text:list-item>
      </text:list>
      <text:list xml:id="list2193027745" text:style-name="L4">
        <text:list-item>
          <text:p text:style-name="P20"><text:a xlink:type="simple" xlink:href="mailto:preethitamilvendan@gmail.com" text:style-name="Internet_20_link" text:visited-style-name="Visited_20_Internet_20_Link">preethitamilvendan@gmail.</text:a><text:a xlink:type="simple" xlink:href="mailto:preethitamilvendan@gmail.com" text:style-name="Internet_20_link" text:visited-style-name="Visited_20_Internet_20_Link"><text:span text:style-name="T3">com</text:span></text:a></text:p>
        </text:list-item>
        <text:list-item>
          <text:p text:style-name="P20"><text:a xlink:type="simple" xlink:href="mailto:121015078@sastra.ac.in" text:style-name="Internet_20_link" text:visited-style-name="Visited_20_Internet_20_Link">121015078@sastra.ac.in</text:a></text:p>
        </text:list-item>
        <text:list-item>
          <text:p text:style-name="P20">7598286827</text:p>
        </text:list-item>
      </text:list>
      <text:list xml:id="list222603134508571" text:continue-list="list4104025832" text:style-name="L3">
        <text:list-item>
          <text:p text:style-name="P17">Raghunathan MS (121015081)</text:p>
        </text:list-item>
      </text:list>
      <text:list xml:id="list2531363711" text:style-name="L5">
        <text:list-item>
          <text:p text:style-name="P21"><text:a xlink:type="simple" xlink:href="mailto:bargav32@gmail.com" text:style-name="Internet_20_link" text:visited-style-name="Visited_20_Internet_20_Link">bargav32@gmail.com</text:a></text:p>
        </text:list-item>
        <text:list-item>
          <text:p text:style-name="P21"><text:a xlink:type="simple" xlink:href="mailto:121015081@gmail.com" text:style-name="Internet_20_link" text:visited-style-name="Visited_20_Internet_20_Link">121015081@gmail.com</text:a></text:p>
        </text:list-item>
        <text:list-item>
          <text:p text:style-name="P21">9884728187</text:p>
        </text:list-item>
      </text:list>
      <text:list xml:id="list222602355598748" text:continue-list="list222603134508571" text:style-name="L3">
        <text:list-item>
          <text:p text:style-name="P18">Surya Narayanan S (121015098)</text:p>
        </text:list-item>
      </text:list>
      <text:list xml:id="list4084464782" text:style-name="L6">
        <text:list-item>
          <text:p text:style-name="P19"><text:a xlink:type="simple" xlink:href="mailto:suryan0800@gmail.com" text:style-name="Internet_20_link" text:visited-style-name="Visited_20_Internet_20_Link"><text:span text:style-name="T4">suryan0800@gmail.com</text:span></text:a></text:p>
        </text:list-item>
        <text:list-item>
          <text:p text:style-name="P19"><text:a xlink:type="simple" xlink:href="mailto:121015098@sastra.ac.in" text:style-name="Internet_20_link" text:visited-style-name="Visited_20_Internet_20_Link"><text:span text:style-name="T4">121015098@sastra.ac.in</text:span></text:a></text:p>
        </text:list-item>
        <text:list-item>
          <text:p text:style-name="P22">7397152594</text:p>
        </text:list-item>
      </text:list>
      <text:p text:style-name="P10"/>
      <text:p text:style-name="P12">Mini-Project Guide:</text:p>
      <text:list xml:id="list2258297422" text:style-name="L7">
        <text:list-item>
          <text:p text:style-name="P16"><text:a xlink:type="simple" xlink:href="https://orcid.org/0000-0002-6877-3435" text:style-name="Internet_20_link" text:visited-style-name="Visited_20_Internet_20_Link"><text:span text:style-name="T6">Pro</text:span></text:a><text:a xlink:type="simple" xlink:href="https://orcid.org/0000-0002-6877-3435" text:style-name="Internet_20_link" text:visited-style-name="Visited_20_Internet_20_Link"><text:span text:style-name="T7">f</text:span></text:a><text:a xlink:type="simple" xlink:href="https://orcid.org/0000-0002-6877-3435" text:style-name="Internet_20_link" text:visited-style-name="Visited_20_Internet_20_Link"><text:span text:style-name="T6">. Srinivasan B</text:span></text:a><text:span text:style-name="T6"> (</text:span>B.E., M.Tech., Ph.D<text:span text:style-name="T5">)</text:span></text:p>
        </text:list-item>
      </text:list>
      <text:list xml:id="list3926425356" text:style-name="L8">
        <text:list-item>
          <text:p text:style-name="P23">School of Computing, AP-III, IT, SASTRA University</text:p>
        </text:list-item>
        <text:list-item>
          <text:p text:style-name="P24"><text:a xlink:type="simple" xlink:href="mailto:srinivasan@core.sastra.edu" text:style-name="Internet_20_link" text:visited-style-name="Visited_20_Internet_20_Link">srinivasan@core.sastra.edu</text:a></text:p>
        </text:list-item>
      </text:list>
      <text:p text:style-name="P13"/>
      <text:p text:style-name="P13"/>
      <text:p text:style-name="P6">Abstract <text:span text:style-name="T8">Title</text:span>:</text:p>
      <text:p text:style-name="P11">Fitness Dependent Optimizer: Inspired by the Bee Swarming Reproductive Process</text:p>
      <text:p text:style-name="P9"/>
      <text:p text:style-name="P7">Abstract:</text:p>
      <text:p text:style-name="P7"><text:tab/><text:tab/><text:span text:style-name="T9">An optimization algorithm is proposed which is inspired by the Bee Swarming Process during their reproductive cycle of life. <text:s/>When the Scout Bees search for a new location to build its Bee Hive, it gathers important features that it found in that area and </text:span><text:span text:style-name="T10">then all the Scout Bees meet and exchange the features they got. The feature that most Bees support is considered best location. Likewise, in our Algorithm, we are going to randomly choose some features and move towards best features. Hence, an optimal value for a problem is searched with less time. Instead of searching all the feature combination in a dataset, we find optimal feature based on the information that the Bee gathers. While moving from one feature to another feature combination, we find a pace (velocity) at <text:s/>which it should change. We find this </text:span><text:span text:style-name="T12">Pace(</text:span><text:span text:style-name="T10">velocity</text:span><text:span text:style-name="T12">)</text:span><text:span text:style-name="T10">, by comparing it with the best Bee feature set. </text:span><text:soft-page-break/><text:span text:style-name="T12">If the fitness didn’t improve, we go with the previous pace at which we moved. If still we didn’t get a better fitness, we go with a random walk.</text:span><text:span text:style-name="T10"> </text:span><text:span text:style-name="T13">We can apply this algorithm in different real-world applications. One such example is, When we have a priority of buildings in a city, we can use this alogrithm to choose the optimal location to build a apartment(flat) in that city. Ie, we choose a optimal location to build the apartment such that Schools, IT parks, Entertainment Malls are nearer to it. When comes to efficiency, we compared </text:span><text:span text:style-name="T14">this </text:span><text:span text:style-name="T13">algorithm with different other Particle Swarm Optimization algorithms like Genetic algorithm (GA), Dragonfly algorithm (DA) </text:span><text:span text:style-name="T14">and Whale Optimization algorithm (WOA)</text:span><text:span text:style-name="T13">. </text:span><text:span text:style-name="T14">As a result, it out performs these algorithms in some cases and performs comparably in other cases.</text:span><text:span text:style-name="T11"> </text:span><text:span text:style-name="T15">This algorithm is a Heuristic algorithm. It searches a solution by trial and error. It hopes that the solution found is of good quality and corrects its mistake everytime they move on. It takes less amount of time in comparison with traditional algorithms like Gradient-based and quadratic algorithms. </text:span><text:span text:style-name="T16">Everytime when a feature set is found, a fitness value is calculated. In this algorithm, we have the freedom to alter the fitness function according to the proble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0T15:43:22.815816739</meta:creation-date>
    <dc:date>2020-08-30T22:24:21.594145365</dc:date>
    <meta:editing-duration>PT1H18M44S</meta:editing-duration>
    <meta:editing-cycles>12</meta:editing-cycles>
    <meta:generator>LibreOffice/6.4.5.2$Linux_X86_64 LibreOffice_project/40$Build-2</meta:generator>
    <meta:document-statistic meta:table-count="0" meta:image-count="0" meta:object-count="0" meta:page-count="2" meta:paragraph-count="34" meta:word-count="492" meta:character-count="3196" meta:non-whitespace-character-count="2747"/>
  </office:meta>
</office:document-meta>
</file>